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77d12" officeooo:paragraph-rsid="00177d12"/>
    </style:style>
    <style:style style:name="P2" style:family="paragraph" style:parent-style-name="Text_20_body">
      <style:text-properties officeooo:rsid="00177d12" officeooo:paragraph-rsid="00177d12"/>
    </style:style>
    <style:style style:name="P3" style:family="paragraph" style:parent-style-name="Text_20_body">
      <style:text-properties officeooo:rsid="003656be" officeooo:paragraph-rsid="003656be"/>
    </style:style>
    <style:style style:name="P4" style:family="paragraph" style:parent-style-name="Heading_20_1">
      <style:text-properties officeooo:rsid="00177d12" officeooo:paragraph-rsid="00177d12"/>
    </style:style>
    <style:style style:name="P5" style:family="paragraph" style:parent-style-name="Heading_20_1">
      <style:text-properties officeooo:rsid="0017bee3" officeooo:paragraph-rsid="00177d12"/>
    </style:style>
    <style:style style:name="P6" style:family="paragraph" style:parent-style-name="Heading_20_1">
      <style:text-properties officeooo:rsid="0017bee3" officeooo:paragraph-rsid="0017bee3"/>
    </style:style>
    <style:style style:name="P7" style:family="paragraph" style:parent-style-name="Heading_20_1">
      <style:text-properties officeooo:rsid="002fc7ad"/>
    </style:style>
    <style:style style:name="P8" style:family="paragraph" style:parent-style-name="Heading_20_1">
      <style:text-properties officeooo:rsid="001f6a32" officeooo:paragraph-rsid="001f6a32"/>
    </style:style>
    <style:style style:name="P9" style:family="paragraph" style:parent-style-name="Heading_20_1">
      <style:text-properties officeooo:paragraph-rsid="0031ad13"/>
    </style:style>
    <style:style style:name="P10" style:family="paragraph" style:parent-style-name="Heading_20_2">
      <style:text-properties officeooo:rsid="0017bee3" officeooo:paragraph-rsid="0017bee3"/>
    </style:style>
    <style:style style:name="P11" style:family="paragraph" style:parent-style-name="Heading_20_2">
      <style:text-properties officeooo:paragraph-rsid="0031ad13"/>
    </style:style>
    <style:style style:name="P12" style:family="paragraph" style:parent-style-name="Heading_20_2">
      <style:text-properties officeooo:paragraph-rsid="00177d12"/>
    </style:style>
    <style:style style:name="P13" style:family="paragraph" style:parent-style-name="Heading_20_2">
      <style:text-properties officeooo:rsid="0033529b" officeooo:paragraph-rsid="0033529b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33529b"/>
    </style:style>
    <style:style style:name="T2" style:family="text">
      <style:text-properties officeooo:rsid="00177d1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curity</text:p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oudsopgave</text:p>
          </text:index-title>
          <text:p text:style-name="P14"><text:a xlink:type="simple" xlink:href="#__RefHeading___Toc106_1995728381" text:style-name="Index_20_Link" text:visited-style-name="Index_20_Link">Procedures<text:tab/>3</text:a></text:p>
          <text:p text:style-name="P15"><text:a xlink:type="simple" xlink:href="#__RefHeading___Toc792_644618488" text:style-name="Index_20_Link" text:visited-style-name="Index_20_Link">Security en de wet<text:tab/>3</text:a></text:p>
          <text:p text:style-name="P16"><text:a xlink:type="simple" xlink:href="#__RefHeading___Toc804_644618488" text:style-name="Index_20_Link" text:visited-style-name="Index_20_Link">AVG<text:tab/>3</text:a></text:p>
          <text:p text:style-name="P16"><text:a xlink:type="simple" xlink:href="#__RefHeading___Toc568_3158452477" text:style-name="Index_20_Link" text:visited-style-name="Index_20_Link">Cyber Crime (EU)<text:tab/>3</text:a></text:p>
          <text:p text:style-name="P15"><text:a xlink:type="simple" xlink:href="#__RefHeading___Toc794_644618488" text:style-name="Index_20_Link" text:visited-style-name="Index_20_Link">Data classificatie<text:tab/>3</text:a></text:p>
          <text:p text:style-name="P16"><text:a xlink:type="simple" xlink:href="#__RefHeading___Toc796_644618488" text:style-name="Index_20_Link" text:visited-style-name="Index_20_Link">Overheid<text:tab/>3</text:a></text:p>
          <text:p text:style-name="P16"><text:a xlink:type="simple" xlink:href="#__RefHeading___Toc798_644618488" text:style-name="Index_20_Link" text:visited-style-name="Index_20_Link">Bedrijfsleven<text:tab/>3</text:a></text:p>
          <text:p text:style-name="P15"><text:a xlink:type="simple" xlink:href="#__RefHeading___Toc800_644618488" text:style-name="Index_20_Link" text:visited-style-name="Index_20_Link">Wat is veilig?<text:tab/>3</text:a></text:p>
          <text:p text:style-name="P16"><text:a xlink:type="simple" xlink:href="#__RefHeading___Toc802_644618488" text:style-name="Index_20_Link" text:visited-style-name="Index_20_Link">CIA en BIV<text:tab/>3</text:a></text:p>
          <text:p text:style-name="P15"><text:a xlink:type="simple" xlink:href="#__RefHeading___Toc806_644618488" text:style-name="Index_20_Link" text:visited-style-name="Index_20_Link">Beveiligingscyclus<text:tab/>3</text:a></text:p>
          <text:p text:style-name="P14"><text:a xlink:type="simple" xlink:href="#__RefHeading___Toc108_1995728381" text:style-name="Index_20_Link" text:visited-style-name="Index_20_Link">Malware<text:tab/>3</text:a></text:p>
          <text:p text:style-name="P15"><text:a xlink:type="simple" xlink:href="#__RefHeading___Toc153_1995728381" text:style-name="Index_20_Link" text:visited-style-name="Index_20_Link">Malware types<text:tab/>3</text:a></text:p>
          <text:p text:style-name="P15"><text:a xlink:type="simple" xlink:href="#__RefHeading___Toc110_1995728381" text:style-name="Index_20_Link" text:visited-style-name="Index_20_Link">Hardware werking<text:tab/>3</text:a></text:p>
          <text:p text:style-name="P15"><text:a xlink:type="simple" xlink:href="#__RefHeading___Toc112_1995728381" text:style-name="Index_20_Link" text:visited-style-name="Index_20_Link">Zero-day exploit<text:tab/>3</text:a></text:p>
          <text:p text:style-name="P16"><text:a xlink:type="simple" xlink:href="#__RefHeading___Toc576_3158452477" text:style-name="Index_20_Link" text:visited-style-name="Index_20_Link">Buffer Overflow<text:tab/>3</text:a></text:p>
          <text:p text:style-name="P15"><text:a xlink:type="simple" xlink:href="#__RefHeading___Toc114_1995728381" text:style-name="Index_20_Link" text:visited-style-name="Index_20_Link">System hardening<text:tab/>3</text:a></text:p>
          <text:p text:style-name="P15"><text:a xlink:type="simple" xlink:href="#__RefHeading___Toc574_3158452477" text:style-name="Index_20_Link" text:visited-style-name="Index_20_Link">Back-ups<text:tab/>3</text:a></text:p>
          <text:p text:style-name="P14"><text:a xlink:type="simple" xlink:href="#__RefHeading___Toc116_1995728381" text:style-name="Index_20_Link" text:visited-style-name="Index_20_Link">IP Netwerken<text:tab/>3</text:a></text:p>
          <text:p text:style-name="P15"><text:a xlink:type="simple" xlink:href="#__RefHeading___Toc143_1995728381" text:style-name="Index_20_Link" text:visited-style-name="Index_20_Link">Network attacks<text:tab/>3</text:a></text:p>
          <text:p text:style-name="P16"><text:a xlink:type="simple" xlink:href="#__RefHeading___Toc145_1995728381" text:style-name="Index_20_Link" text:visited-style-name="Index_20_Link">IP address spoofing<text:tab/>3</text:a></text:p>
          <text:p text:style-name="P16"><text:a xlink:type="simple" xlink:href="#__RefHeading___Toc147_1995728381" text:style-name="Index_20_Link" text:visited-style-name="Index_20_Link">DNS Attacks<text:tab/>3</text:a></text:p>
          <text:p text:style-name="P16"><text:a xlink:type="simple" xlink:href="#__RefHeading___Toc149_1995728381" text:style-name="Index_20_Link" text:visited-style-name="Index_20_Link">TCP flag attacks<text:tab/>4</text:a></text:p>
          <text:p text:style-name="P16"><text:a xlink:type="simple" xlink:href="#__RefHeading___Toc151_1995728381" text:style-name="Index_20_Link" text:visited-style-name="Index_20_Link">ping of death<text:tab/>4</text:a></text:p>
          <text:p text:style-name="P16"><text:a xlink:type="simple" xlink:href="#__RefHeading___Toc782_644618488" text:style-name="Index_20_Link" text:visited-style-name="Index_20_Link">Man-in-the-middle-attack<text:tab/>4</text:a></text:p>
          <text:p text:style-name="P15"><text:a xlink:type="simple" xlink:href="#__RefHeading___Toc570_3158452477" text:style-name="Index_20_Link" text:visited-style-name="Index_20_Link">Network protocol analyzer<text:tab/>4</text:a></text:p>
          <text:p text:style-name="P16"><text:a xlink:type="simple" xlink:href="#__RefHeading___Toc572_3158452477" text:style-name="Index_20_Link" text:visited-style-name="Index_20_Link">Wireshark<text:tab/>4</text:a></text:p>
          <text:p text:style-name="P15"><text:a xlink:type="simple" xlink:href="#__RefHeading___Toc141_1995728381" text:style-name="Index_20_Link" text:visited-style-name="Index_20_Link">Firewalls<text:tab/>4</text:a></text:p>
          <text:p text:style-name="P15"><text:a xlink:type="simple" xlink:href="#__RefHeading___Toc2434_1371072073" text:style-name="Index_20_Link" text:visited-style-name="Index_20_Link">Proxies<text:tab/>4</text:a></text:p>
          <text:p text:style-name="P15"><text:a xlink:type="simple" xlink:href="#__RefHeading___Toc2444_1371072073" text:style-name="Index_20_Link" text:visited-style-name="Index_20_Link">Pen-testing<text:tab/>5</text:a></text:p>
          <text:p text:style-name="P14"><text:a xlink:type="simple" xlink:href="#__RefHeading___Toc119_1995728381" text:style-name="Index_20_Link" text:visited-style-name="Index_20_Link">AAA<text:tab/>5</text:a></text:p>
          <text:p text:style-name="P15"><text:a xlink:type="simple" xlink:href="#__RefHeading___Toc775_644618488" text:style-name="Index_20_Link" text:visited-style-name="Index_20_Link">Brute-force-attack<text:tab/>5</text:a></text:p>
          <text:p text:style-name="P15"><text:a xlink:type="simple" xlink:href="#__RefHeading___Toc777_644618488" text:style-name="Index_20_Link" text:visited-style-name="Index_20_Link">Replay-attack<text:tab/>5</text:a></text:p>
          <text:p text:style-name="P15"><text:a xlink:type="simple" xlink:href="#__RefHeading___Toc121_1995728381" text:style-name="Index_20_Link" text:visited-style-name="Index_20_Link">Authentication<text:tab/>5</text:a></text:p>
          <text:p text:style-name="P16"><text:a xlink:type="simple" xlink:href="#__RefHeading___Toc123_1995728381" text:style-name="Index_20_Link" text:visited-style-name="Index_20_Link">Gebruikersnaam wachtwoord<text:tab/>5</text:a></text:p>
          <text:p text:style-name="P16"><text:a xlink:type="simple" xlink:href="#__RefHeading___Toc784_644618488" text:style-name="Index_20_Link" text:visited-style-name="Index_20_Link">LDAP<text:tab/>5</text:a></text:p>
          <text:p text:style-name="P16"><text:a xlink:type="simple" xlink:href="#__RefHeading___Toc786_644618488" text:style-name="Index_20_Link" text:visited-style-name="Index_20_Link">Kerberos<text:tab/>5</text:a></text:p>
          <text:p text:style-name="P16"><text:a xlink:type="simple" xlink:href="#__RefHeading___Toc788_644618488" text:style-name="Index_20_Link" text:visited-style-name="Index_20_Link">Active Directory<text:tab/>5</text:a></text:p>
          <text:p text:style-name="P16"><text:a xlink:type="simple" xlink:href="#__RefHeading___Toc125_1995728381" text:style-name="Index_20_Link" text:visited-style-name="Index_20_Link">2FA<text:tab/>5</text:a></text:p>
          <text:p text:style-name="P16"><text:a xlink:type="simple" xlink:href="#__RefHeading___Toc127_1995728381" text:style-name="Index_20_Link" text:visited-style-name="Index_20_Link">Biometrie<text:tab/>5</text:a></text:p>
          <text:p text:style-name="P15"><text:a xlink:type="simple" xlink:href="#__RefHeading___Toc129_1995728381" text:style-name="Index_20_Link" text:visited-style-name="Index_20_Link">Authorization<text:tab/>5</text:a></text:p>
          <text:p text:style-name="P16"><text:a xlink:type="simple" xlink:href="#__RefHeading___Toc131_1995728381" text:style-name="Index_20_Link" text:visited-style-name="Index_20_Link">Gebruikersrechten<text:tab/>5</text:a></text:p>
          <text:p text:style-name="P16"><text:a xlink:type="simple" xlink:href="#__RefHeading___Toc133_1995728381" text:style-name="Index_20_Link" text:visited-style-name="Index_20_Link">Groepsrechten<text:tab/>5</text:a></text:p>
          <text:p text:style-name="P16"><text:a xlink:type="simple" xlink:href="#__RefHeading___Toc135_1995728381" text:style-name="Index_20_Link" text:visited-style-name="Index_20_Link">Bestandssysteem rechten<text:tab/>5</text:a></text:p>
          <text:p text:style-name="P15"><text:a xlink:type="simple" xlink:href="#__RefHeading___Toc137_1995728381" text:style-name="Index_20_Link" text:visited-style-name="Index_20_Link">Accounting<text:tab/>5</text:a></text:p>
          <text:p text:style-name="P16"><text:a xlink:type="simple" xlink:href="#__RefHeading___Toc139_1995728381" text:style-name="Index_20_Link" text:visited-style-name="Index_20_Link">Logging<text:tab/>5</text:a></text:p>
          <text:p text:style-name="P14"><text:a xlink:type="simple" xlink:href="#__RefHeading___Toc790_644618488" text:style-name="Index_20_Link" text:visited-style-name="Index_20_Link">Encryptie<text:tab/>5</text:a></text:p>
          <text:p text:style-name="P15"><text:soft-page-break/><text:a xlink:type="simple" xlink:href="#__RefHeading___Toc753_644618488" text:style-name="Index_20_Link" text:visited-style-name="Index_20_Link">Hashing<text:tab/>5</text:a></text:p>
          <text:p text:style-name="P16"><text:a xlink:type="simple" xlink:href="#__RefHeading___Toc755_644618488" text:style-name="Index_20_Link" text:visited-style-name="Index_20_Link">MD5<text:tab/>5</text:a></text:p>
          <text:p text:style-name="P16"><text:a xlink:type="simple" xlink:href="#__RefHeading___Toc757_644618488" text:style-name="Index_20_Link" text:visited-style-name="Index_20_Link">SHA<text:tab/>5</text:a></text:p>
          <text:p text:style-name="P15"><text:a xlink:type="simple" xlink:href="#__RefHeading___Toc759_644618488" text:style-name="Index_20_Link" text:visited-style-name="Index_20_Link">Symmetrische Encryptie<text:tab/>5</text:a></text:p>
          <text:p text:style-name="P15"><text:a xlink:type="simple" xlink:href="#__RefHeading___Toc761_644618488" text:style-name="Index_20_Link" text:visited-style-name="Index_20_Link">Asymmetrische Encryptie<text:tab/>5</text:a></text:p>
          <text:p text:style-name="P16"><text:a xlink:type="simple" xlink:href="#__RefHeading___Toc763_644618488" text:style-name="Index_20_Link" text:visited-style-name="Index_20_Link">PGP / Web of Trust<text:tab/>6</text:a></text:p>
          <text:p text:style-name="P16"><text:a xlink:type="simple" xlink:href="#__RefHeading___Toc765_644618488" text:style-name="Index_20_Link" text:visited-style-name="Index_20_Link">X.509 / Certificate Authority<text:tab/>6</text:a></text:p>
          <text:p text:style-name="P16"><text:a xlink:type="simple" xlink:href="#__RefHeading___Toc767_644618488" text:style-name="Index_20_Link" text:visited-style-name="Index_20_Link">SSL / TLS<text:tab/>6</text:a></text:p>
          <text:p text:style-name="P15"><text:a xlink:type="simple" xlink:href="#__RefHeading___Toc769_644618488" text:style-name="Index_20_Link" text:visited-style-name="Index_20_Link">Signing<text:tab/>6</text:a></text:p>
          <text:p text:style-name="P16"><text:a xlink:type="simple" xlink:href="#__RefHeading___Toc771_644618488" text:style-name="Index_20_Link" text:visited-style-name="Index_20_Link">PGP<text:tab/>6</text:a></text:p>
          <text:p text:style-name="P16"><text:a xlink:type="simple" xlink:href="#__RefHeading___Toc773_644618488" text:style-name="Index_20_Link" text:visited-style-name="Index_20_Link">X.509<text:tab/>6</text:a></text:p>
          <text:p text:style-name="P14"><text:a xlink:type="simple" xlink:href="#__RefHeading___Toc2452_1371072073" text:style-name="Index_20_Link" text:visited-style-name="Index_20_Link">Website Security<text:tab/>6</text:a></text:p>
          <text:p text:style-name="P15"><text:a xlink:type="simple" xlink:href="#__RefHeading___Toc5796_3762800551" text:style-name="Index_20_Link" text:visited-style-name="Index_20_Link">De Risico’s<text:tab/>6</text:a></text:p>
          <text:p text:style-name="P16"><text:a xlink:type="simple" xlink:href="#__RefHeading___Toc5798_3762800551" text:style-name="Index_20_Link" text:visited-style-name="Index_20_Link">MITM – Man in the Middel<text:tab/>6</text:a></text:p>
          <text:p text:style-name="P16"><text:a xlink:type="simple" xlink:href="#__RefHeading___Toc5800_3762800551" text:style-name="Index_20_Link" text:visited-style-name="Index_20_Link">Replay attack<text:tab/>6</text:a></text:p>
          <text:p text:style-name="P15"><text:a xlink:type="simple" xlink:href="#__RefHeading___Toc2438_1371072073" text:style-name="Index_20_Link" text:visited-style-name="Index_20_Link">Browser Console<text:tab/>6</text:a></text:p>
          <text:p text:style-name="P15"><text:a xlink:type="simple" xlink:href="#__RefHeading___Toc5802_3762800551" text:style-name="Index_20_Link" text:visited-style-name="Index_20_Link">HTTPs<text:tab/>6</text:a></text:p>
          <text:p text:style-name="P15"><text:a xlink:type="simple" xlink:href="#__RefHeading___Toc2440_1371072073" text:style-name="Index_20_Link" text:visited-style-name="Index_20_Link">Webserver settings<text:tab/>6</text:a></text:p>
          <text:p text:style-name="P15"><text:a xlink:type="simple" xlink:href="#__RefHeading___Toc2442_1371072073" text:style-name="Index_20_Link" text:visited-style-name="Index_20_Link">Headers uit je code<text:tab/>6</text:a></text:p>
          <text:p text:style-name="P14"><text:a xlink:type="simple" xlink:href="#__RefHeading___Toc5804_3762800551" text:style-name="Index_20_Link" text:visited-style-name="Index_20_Link">E-mail security<text:tab/>6</text:a></text:p>
          <text:p text:style-name="P15"><text:a xlink:type="simple" xlink:href="#__RefHeading___Toc5806_3762800551" text:style-name="Index_20_Link" text:visited-style-name="Index_20_Link">Mail scanner<text:tab/>6</text:a></text:p>
          <text:p text:style-name="P15"><text:a xlink:type="simple" xlink:href="#__RefHeading___Toc5808_3762800551" text:style-name="Index_20_Link" text:visited-style-name="Index_20_Link">Mail encryptie<text:tab/>6</text:a></text:p>
        </text:index-body>
      </text:table-of-content>
      <text:p text:style-name="P2"/>
      <text:p text:style-name="P3">Encryptie</text:p>
      <text:p text:style-name="P3">Localhost</text:p>
      <text:p text:style-name="P3"><text:tab/>Login</text:p>
      <text:p text:style-name="P3"><text:tab/>Password hashes</text:p>
      <text:p text:style-name="P3"><text:tab/><text:tab/>rainbow tables</text:p>
      <text:p text:style-name="P3"><text:tab/><text:tab/><text:tab/>salt</text:p>
      <text:p text:style-name="P3"><text:tab/>bestandshash → integriteit</text:p>
      <text:p text:style-name="P3"><text:tab/>bestandsencryptie → security</text:p>
      <text:p text:style-name="P3"><text:tab/><text:tab/>symmetrische encyptie</text:p>
      <text:p text:style-name="P3">e-mail security</text:p>
      <text:p text:style-name="P3"><text:tab/>transport</text:p>
      <text:p text:style-name="P3"><text:tab/><text:tab/>imap/pop3/smtp</text:p>
      <text:p text:style-name="P3"><text:tab/>message encyptie / integrity</text:p>
      <text:p text:style-name="P3"><text:tab/><text:tab/>asymmetrische encyptie</text:p>
      <text:p text:style-name="P3"><text:tab/><text:tab/>public &amp; private key</text:p>
      <text:p text:style-name="P3"><text:tab/><text:tab/>public key server</text:p>
      <text:p text:style-name="P3"><text:tab/><text:tab/>web of trust</text:p>
      <text:p text:style-name="P3"><text:soft-page-break/><text:tab/><text:tab/>pgp certificaten</text:p>
      <text:p text:style-name="P3"><text:tab/><text:tab/>pgp trust</text:p>
      <text:p text:style-name="P3">web security</text:p>
      <text:p text:style-name="P3"><text:tab/>PKI</text:p>
      <text:p text:style-name="P3"><text:tab/><text:tab/>Certificate Authority</text:p>
      <text:p text:style-name="P3"><text:tab/>https</text:p>
      <text:p text:style-name="P3"><text:tab/><text:tab/>diffie hellman – session key</text:p>
      <text:p text:style-name="P3"><text:tab/><text:tab/>mac – hash + integrity</text:p>
      <text:h text:style-name="P4" text:outline-level="1"><text:bookmark-start text:name="__RefHeading___Toc106_1995728381"/><text:soft-page-break/>Procedures<text:bookmark-end text:name="__RefHeading___Toc106_1995728381"/></text:h>
      <text:h text:style-name="Heading_20_2" text:outline-level="2"><text:bookmark-start text:name="__RefHeading___Toc792_644618488"/>Security en de wet<text:bookmark-end text:name="__RefHeading___Toc792_644618488"/></text:h>
      <text:h text:style-name="Heading_20_3" text:outline-level="3"><text:bookmark-start text:name="__RefHeading___Toc804_644618488"/>AVG<text:bookmark-end text:name="__RefHeading___Toc804_644618488"/></text:h>
      <text:h text:style-name="Heading_20_3" text:outline-level="3"><text:bookmark-start text:name="__RefHeading___Toc568_3158452477"/>Cyber Crime (EU)<text:bookmark-end text:name="__RefHeading___Toc568_3158452477"/></text:h>
      <text:h text:style-name="Heading_20_2" text:outline-level="2"><text:bookmark-start text:name="__RefHeading___Toc794_644618488"/>Data classificatie<text:bookmark-end text:name="__RefHeading___Toc794_644618488"/></text:h>
      <text:h text:style-name="Heading_20_3" text:outline-level="3"><text:bookmark-start text:name="__RefHeading___Toc796_644618488"/>Overheid<text:bookmark-end text:name="__RefHeading___Toc796_644618488"/></text:h>
      <text:h text:style-name="Heading_20_3" text:outline-level="3"><text:bookmark-start text:name="__RefHeading___Toc798_644618488"/>Bedrijfsleven<text:bookmark-end text:name="__RefHeading___Toc798_644618488"/></text:h>
      <text:h text:style-name="Heading_20_2" text:outline-level="2"><text:bookmark-start text:name="__RefHeading___Toc800_644618488"/>Wat is veilig?<text:bookmark-end text:name="__RefHeading___Toc800_644618488"/></text:h>
      <text:h text:style-name="Heading_20_3" text:outline-level="3"><text:bookmark-start text:name="__RefHeading___Toc802_644618488"/>CIA en BIV<text:bookmark-end text:name="__RefHeading___Toc802_644618488"/></text:h>
      <text:h text:style-name="Heading_20_2" text:outline-level="2"><text:bookmark-start text:name="__RefHeading___Toc806_644618488"/>Beveiligingscyclus<text:bookmark-end text:name="__RefHeading___Toc806_644618488"/></text:h>
      <text:h text:style-name="P4" text:outline-level="1"><text:bookmark-start text:name="__RefHeading___Toc108_1995728381"/>Malware<text:bookmark-end text:name="__RefHeading___Toc108_1995728381"/></text:h>
      <text:h text:style-name="Heading_20_2" text:outline-level="2"><text:bookmark-start text:name="__RefHeading___Toc153_1995728381"/>Malware types<text:bookmark-end text:name="__RefHeading___Toc153_1995728381"/></text:h>
      <text:h text:style-name="Heading_20_2" text:outline-level="2"><text:bookmark-start text:name="__RefHeading___Toc110_1995728381"/>Hardware werking<text:bookmark-end text:name="__RefHeading___Toc110_1995728381"/></text:h>
      <text:h text:style-name="Heading_20_2" text:outline-level="2"><text:bookmark-start text:name="__RefHeading___Toc112_1995728381"/>Zero-day exploit<text:bookmark-end text:name="__RefHeading___Toc112_1995728381"/></text:h>
      <text:h text:style-name="Heading_20_3" text:outline-level="3"><text:bookmark-start text:name="__RefHeading___Toc576_3158452477"/>Buffer Overflow<text:bookmark-end text:name="__RefHeading___Toc576_3158452477"/></text:h>
      <text:h text:style-name="P12" text:outline-level="2"><text:bookmark-start text:name="__RefHeading___Toc114_1995728381"/><text:span text:style-name="T2">System hardening</text:span><text:bookmark-end text:name="__RefHeading___Toc114_1995728381"/></text:h>
      <text:h text:style-name="Heading_20_2" text:outline-level="2"><text:bookmark-start text:name="__RefHeading___Toc574_3158452477"/>Back-ups<text:bookmark-end text:name="__RefHeading___Toc574_3158452477"/></text:h>
      <text:h text:style-name="P5" text:outline-level="1"><text:bookmark-start text:name="__RefHeading___Toc116_1995728381"/>IP Netwerken<text:bookmark-end text:name="__RefHeading___Toc116_1995728381"/></text:h>
      <text:h text:style-name="P10" text:outline-level="2"><text:bookmark-start text:name="__RefHeading___Toc143_1995728381"/>Network attacks<text:bookmark-end text:name="__RefHeading___Toc143_1995728381"/></text:h>
      <text:h text:style-name="Heading_20_3" text:outline-level="3"><text:bookmark-start text:name="__RefHeading___Toc145_1995728381"/>IP address spoofing<text:bookmark-end text:name="__RefHeading___Toc145_1995728381"/></text:h>
      <text:h text:style-name="Heading_20_3" text:outline-level="3"><text:bookmark-start text:name="__RefHeading___Toc147_1995728381"/>DNS Attacks<text:bookmark-end text:name="__RefHeading___Toc147_1995728381"/></text:h>
      <text:h text:style-name="Heading_20_3" text:outline-level="3"><text:bookmark-start text:name="__RefHeading___Toc149_1995728381"/>TCP flag attacks<text:bookmark-end text:name="__RefHeading___Toc149_1995728381"/></text:h>
      <text:h text:style-name="Heading_20_3" text:outline-level="3"><text:bookmark-start text:name="__RefHeading___Toc151_1995728381"/><text:soft-page-break/>ping of death<text:bookmark-end text:name="__RefHeading___Toc151_1995728381"/></text:h>
      <text:h text:style-name="Heading_20_3" text:outline-level="3"><text:bookmark-start text:name="__RefHeading___Toc782_644618488"/>Man-in-the-middle-attack<text:bookmark-end text:name="__RefHeading___Toc782_644618488"/></text:h>
      <text:h text:style-name="Heading_20_2" text:outline-level="2"><text:bookmark-start text:name="__RefHeading___Toc570_3158452477"/>Network protocol analyzer<text:bookmark-end text:name="__RefHeading___Toc570_3158452477"/></text:h>
      <text:h text:style-name="Heading_20_3" text:outline-level="3"><text:bookmark-start text:name="__RefHeading___Toc572_3158452477"/>Wireshark<text:bookmark-end text:name="__RefHeading___Toc572_3158452477"/></text:h>
      <text:h text:style-name="Heading_20_2" text:outline-level="2"><text:bookmark-start text:name="__RefHeading___Toc141_1995728381"/>Firewalls<text:bookmark-end text:name="__RefHeading___Toc141_1995728381"/></text:h>
      <text:h text:style-name="Heading_20_2" text:outline-level="2"><text:bookmark-start text:name="__RefHeading___Toc2434_1371072073"/>Proxies<text:bookmark-end text:name="__RefHeading___Toc2434_1371072073"/></text:h>
      <text:h text:style-name="P7" text:outline-level="1"/>
      <text:h text:style-name="Heading_20_2" text:outline-level="2"><text:bookmark-start text:name="__RefHeading___Toc2444_1371072073"/>Pen-testing<text:bookmark-end text:name="__RefHeading___Toc2444_1371072073"/></text:h>
      <text:h text:style-name="P6" text:outline-level="1"><text:bookmark-start text:name="__RefHeading___Toc119_1995728381"/>AAA<text:bookmark-end text:name="__RefHeading___Toc119_1995728381"/></text:h>
      <text:h text:style-name="Heading_20_2" text:outline-level="2"><text:bookmark-start text:name="__RefHeading___Toc775_644618488"/>Brute-force-attack<text:bookmark-end text:name="__RefHeading___Toc775_644618488"/></text:h>
      <text:h text:style-name="Heading_20_2" text:outline-level="2"><text:bookmark-start text:name="__RefHeading___Toc777_644618488"/>Replay-attack<text:bookmark-end text:name="__RefHeading___Toc777_644618488"/></text:h>
      <text:h text:style-name="Heading_20_2" text:outline-level="2"><text:bookmark-start text:name="__RefHeading___Toc121_1995728381"/>Authentication<text:bookmark-end text:name="__RefHeading___Toc121_1995728381"/></text:h>
      <text:h text:style-name="Heading_20_3" text:outline-level="3"><text:bookmark-start text:name="__RefHeading___Toc123_1995728381"/>Gebruikersnaam wachtwoord<text:bookmark-end text:name="__RefHeading___Toc123_1995728381"/></text:h>
      <text:h text:style-name="Heading_20_3" text:outline-level="3"><text:bookmark-start text:name="__RefHeading___Toc784_644618488"/>LDAP<text:bookmark-end text:name="__RefHeading___Toc784_644618488"/></text:h>
      <text:h text:style-name="Heading_20_3" text:outline-level="3"><text:bookmark-start text:name="__RefHeading___Toc786_644618488"/>Kerberos<text:bookmark-end text:name="__RefHeading___Toc786_644618488"/></text:h>
      <text:h text:style-name="Heading_20_3" text:outline-level="3"><text:bookmark-start text:name="__RefHeading___Toc788_644618488"/>Active Directory<text:bookmark-end text:name="__RefHeading___Toc788_644618488"/></text:h>
      <text:h text:style-name="Heading_20_3" text:outline-level="3"><text:bookmark-start text:name="__RefHeading___Toc125_1995728381"/>2FA<text:bookmark-end text:name="__RefHeading___Toc125_1995728381"/></text:h>
      <text:h text:style-name="Heading_20_3" text:outline-level="3"><text:bookmark-start text:name="__RefHeading___Toc127_1995728381"/>Biometrie<text:bookmark-end text:name="__RefHeading___Toc127_1995728381"/></text:h>
      <text:h text:style-name="Heading_20_2" text:outline-level="2"><text:bookmark-start text:name="__RefHeading___Toc129_1995728381"/>Authorization<text:bookmark-end text:name="__RefHeading___Toc129_1995728381"/></text:h>
      <text:h text:style-name="Heading_20_3" text:outline-level="3"><text:bookmark-start text:name="__RefHeading___Toc131_1995728381"/>Gebruikersrechten<text:bookmark-end text:name="__RefHeading___Toc131_1995728381"/></text:h>
      <text:h text:style-name="Heading_20_3" text:outline-level="3"><text:bookmark-start text:name="__RefHeading___Toc133_1995728381"/>Groepsrechten<text:bookmark-end text:name="__RefHeading___Toc133_1995728381"/></text:h>
      <text:h text:style-name="Heading_20_3" text:outline-level="3"><text:bookmark-start text:name="__RefHeading___Toc135_1995728381"/>Bestandssysteem rechten<text:bookmark-end text:name="__RefHeading___Toc135_1995728381"/></text:h>
      <text:h text:style-name="Heading_20_2" text:outline-level="2"><text:bookmark-start text:name="__RefHeading___Toc137_1995728381"/>Accounting<text:bookmark-end text:name="__RefHeading___Toc137_1995728381"/></text:h>
      <text:h text:style-name="Heading_20_3" text:outline-level="3"><text:bookmark-start text:name="__RefHeading___Toc139_1995728381"/><text:soft-page-break/>Logging<text:bookmark-end text:name="__RefHeading___Toc139_1995728381"/></text:h>
      <text:h text:style-name="P8" text:outline-level="1"><text:bookmark-start text:name="__RefHeading___Toc790_644618488"/>Encryptie<text:bookmark-end text:name="__RefHeading___Toc790_644618488"/></text:h>
      <text:h text:style-name="Heading_20_2" text:outline-level="2"><text:bookmark-start text:name="__RefHeading___Toc753_644618488"/>Hashing<text:bookmark-end text:name="__RefHeading___Toc753_644618488"/></text:h>
      <text:h text:style-name="Heading_20_3" text:outline-level="3"><text:bookmark-start text:name="__RefHeading___Toc755_644618488"/>MD5<text:bookmark-end text:name="__RefHeading___Toc755_644618488"/></text:h>
      <text:h text:style-name="Heading_20_3" text:outline-level="3"><text:bookmark-start text:name="__RefHeading___Toc757_644618488"/>SHA<text:bookmark-end text:name="__RefHeading___Toc757_644618488"/></text:h>
      <text:h text:style-name="Heading_20_2" text:outline-level="2"><text:bookmark-start text:name="__RefHeading___Toc759_644618488"/>Symmetrische Encryptie<text:bookmark-end text:name="__RefHeading___Toc759_644618488"/></text:h>
      <text:h text:style-name="Heading_20_2" text:outline-level="2"><text:bookmark-start text:name="__RefHeading___Toc761_644618488"/>Asymmetrische Encryptie<text:bookmark-end text:name="__RefHeading___Toc761_644618488"/></text:h>
      <text:h text:style-name="Heading_20_3" text:outline-level="3"><text:bookmark-start text:name="__RefHeading___Toc763_644618488"/>PGP / <text:span text:style-name="T1">Web of Trust</text:span><text:bookmark-end text:name="__RefHeading___Toc763_644618488"/></text:h>
      <text:h text:style-name="Heading_20_3" text:outline-level="3"><text:bookmark-start text:name="__RefHeading___Toc765_644618488"/>X.509 / <text:span text:style-name="T1">Certificate Authority</text:span><text:bookmark-end text:name="__RefHeading___Toc765_644618488"/></text:h>
      <text:h text:style-name="Heading_20_3" text:outline-level="3"><text:bookmark-start text:name="__RefHeading___Toc767_644618488"/>SSL / TLS<text:bookmark-end text:name="__RefHeading___Toc767_644618488"/></text:h>
      <text:h text:style-name="Heading_20_2" text:outline-level="2"><text:bookmark-start text:name="__RefHeading___Toc769_644618488"/>Signing<text:bookmark-end text:name="__RefHeading___Toc769_644618488"/></text:h>
      <text:h text:style-name="Heading_20_3" text:outline-level="3"><text:bookmark-start text:name="__RefHeading___Toc771_644618488"/>PGP<text:bookmark-end text:name="__RefHeading___Toc771_644618488"/></text:h>
      <text:h text:style-name="Heading_20_3" text:outline-level="3"><text:bookmark-start text:name="__RefHeading___Toc773_644618488"/>X.509<text:bookmark-end text:name="__RefHeading___Toc773_644618488"/></text:h>
      <text:h text:style-name="P9" text:outline-level="1"><text:bookmark-start text:name="__RefHeading___Toc2452_1371072073"/>Website Security<text:bookmark-end text:name="__RefHeading___Toc2452_1371072073"/></text:h>
      <text:h text:style-name="Heading_20_2" text:outline-level="2"><text:bookmark-start text:name="__RefHeading___Toc5796_3762800551"/>De Risico’s<text:bookmark-end text:name="__RefHeading___Toc5796_3762800551"/></text:h>
      <text:h text:style-name="Heading_20_3" text:outline-level="3"><text:bookmark-start text:name="__RefHeading___Toc5798_3762800551"/>MITM – Man in the Middel<text:bookmark-end text:name="__RefHeading___Toc5798_3762800551"/></text:h>
      <text:p text:style-name="Text_20_body"><text:tab/><text:span text:style-name="T1">Afluisteren</text:span></text:p>
      <text:p text:style-name="Text_20_body"><text:tab/><text:span text:style-name="T1">Code injection</text:span></text:p>
      <text:h text:style-name="Heading_20_3" text:outline-level="3"><text:bookmark-start text:name="__RefHeading___Toc5800_3762800551"/><text:soft-page-break/>Replay attack<text:bookmark-end text:name="__RefHeading___Toc5800_3762800551"/></text:h>
      <text:h text:style-name="P11" text:outline-level="2"><text:bookmark-start text:name="__RefHeading___Toc2438_1371072073"/>Browser Console<text:bookmark-end text:name="__RefHeading___Toc2438_1371072073"/></text:h>
      <text:h text:style-name="Heading_20_2" text:outline-level="2"><text:bookmark-start text:name="__RefHeading___Toc5802_3762800551"/>HTTPs<text:bookmark-end text:name="__RefHeading___Toc5802_3762800551"/></text:h>
      <text:h text:style-name="P11" text:outline-level="2"><text:bookmark-start text:name="__RefHeading___Toc2440_1371072073"/>Webserver settings<text:bookmark-end text:name="__RefHeading___Toc2440_1371072073"/></text:h>
      <text:h text:style-name="P11" text:outline-level="2"><text:bookmark-start text:name="__RefHeading___Toc2442_1371072073"/>Headers uit je code<text:bookmark-end text:name="__RefHeading___Toc2442_1371072073"/></text:h>
      <text:h text:style-name="Heading_20_1" text:outline-level="1"><text:bookmark-start text:name="__RefHeading___Toc5804_3762800551"/>E-mail security<text:bookmark-end text:name="__RefHeading___Toc5804_3762800551"/></text:h>
      <text:h text:style-name="P13" text:outline-level="2"><text:bookmark-start text:name="__RefHeading___Toc5806_3762800551"/>Mail scanner<text:bookmark-end text:name="__RefHeading___Toc5806_3762800551"/></text:h>
      <text:h text:style-name="Heading_20_2" text:outline-level="2"><text:bookmark-start text:name="__RefHeading___Toc5808_3762800551"/>Mail encryptie<text:bookmark-end text:name="__RefHeading___Toc5808_376280055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2:15:29.958309475</meta:creation-date>
    <meta:editing-duration>P6DT21H50M11S</meta:editing-duration>
    <meta:editing-cycles>19</meta:editing-cycles>
    <meta:generator>LibreOffice/6.1.5.2$Linux_X86_64 LibreOffice_project/10$Build-2</meta:generator>
    <dc:date>2020-03-23T17:53:57.011624113</dc:date>
    <meta:document-statistic meta:table-count="0" meta:image-count="0" meta:object-count="0" meta:page-count="7" meta:paragraph-count="165" meta:word-count="373" meta:character-count="2375" meta:non-whitespace-character-count="2126"/>
  </office:meta>
</office:document-meta>
</file>